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52b7" officeooo:paragraph-rsid="001352b7"/>
    </style:style>
    <style:style style:name="P2" style:family="paragraph" style:parent-style-name="Standard">
      <style:text-properties officeooo:rsid="0015c513" officeooo:paragraph-rsid="0015c513"/>
    </style:style>
    <style:style style:name="P3" style:family="paragraph" style:parent-style-name="Standard" style:list-style-name="L1">
      <style:text-properties officeooo:rsid="0015c513" officeooo:paragraph-rsid="0015c513"/>
    </style:style>
    <style:style style:name="P4" style:family="paragraph" style:parent-style-name="Standard">
      <style:text-properties officeooo:rsid="00179d42" officeooo:paragraph-rsid="00179d42"/>
    </style:style>
    <style:style style:name="P5" style:family="paragraph" style:parent-style-name="Heading_20_2">
      <style:text-properties officeooo:paragraph-rsid="001352b7"/>
    </style:style>
    <style:style style:name="T1" style:family="text">
      <style:text-properties officeooo:rsid="0015c5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6cm" fo:text-indent="-0.635cm" fo:margin-left="1.7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41cm" fo:text-indent="-0.635cm" fo:margin-left="2.3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6cm" fo:text-indent="-0.635cm" fo:margin-left="2.9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11cm" fo:text-indent="-0.635cm" fo:margin-left="3.6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6cm" fo:text-indent="-0.635cm" fo:margin-left="4.2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81cm" fo:text-indent="-0.635cm" fo:margin-left="4.8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6cm" fo:text-indent="-0.635cm" fo:margin-left="5.5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51cm" fo:text-indent="-0.635cm" fo:margin-left="6.1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6cm" fo:text-indent="-0.635cm" fo:margin-left="6.7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21cm" fo:text-indent="-0.635cm" fo:margin-left="7.42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April</text:span> 2014 Newsletter</text:h>
      <text:p text:style-name="P1"/>
      <text:p text:style-name="P4">The handling of the "Contact Author" button at the bottom of each page has been changed because the old implementation revealed the actual e-mail addresses of the contributors who shared ownership of the record. <text:s/>I apologise for that lack of consideration for your privacy. <text:s/>The new implementation results in a significant change to the behaviour of the sign-on process. <text:s/>In the past after signing on you were taken directly to the top level page of the site. <text:s/>Now the action depends upon whether or not someone has clicked on the "Contact Author" button of any of the individuals that you share responsibility for. <text:s/>If someone has, you will instead be directed to a page containing the note from that person, so you can take appropriate action.</text:p>
      <text:p text:style-name="P4"/>
      <text:p text:style-name="P4">In discussing the improvements to the page for editing a family last month I didn't mention one of the benefits. <text:s/>In the past when you added a new set of parents onto an individual there was no way to add children, that is siblings of the original individual, directly onto that page. <text:s/>That has now been resolved and the two pages work almost identically for all features.</text:p>
      <text:p text:style-name="P4"/>
      <text:p text:style-name="P4">When editing the list of pictures associated with an individual there has always been a button to order them by date, but this did not work because there was no simple way to implement it given the design of the table that I imported from Legacy Family Tree. <text:s/>This month I changed the design of that table to implement this button.</text:p>
      <text:p text:style-name="P4"/>
      <text:p text:style-name="P4">Most of the other work that I have done on the site this month has been on cleaning up the implementation to eliminate various bugs.</text:p>
      <text:p text:style-name="P2">-- </text:p>
      <text:p text:style-name="P2"/>
      <text:p text:style-name="P2">Jim Cobban webmaster@jamescobban.net</text:p>
      <text:p text:style-name="P2">Web-site: www.jamescobban.net</text:p>
      <text:p text:style-name="P2">34 Palomino Dr.</text:p>
      <text:p text:style-name="P2">Kanata, ON, CANADA</text:p>
      <text:p text:style-name="P2">K2M 1M1</text:p>
      <text:p text:style-name="P2">+1-613-592-94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00:15:19.612943382</meta:creation-date>
    <dc:date>2014-07-18T00:21:58.645220055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2" meta:word-count="297" meta:character-count="1724" meta:non-whitespace-character-count="1430"/>
  </office:meta>
</office:document-meta>
</file>